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master – tai, kas buvo atiduota egzaminui.</text:p>
      <text:p text:style-name="P1"/>
      <text:p text:style-name="P1">bandymas – tolimesnis projekto darymas.</text:p>
      <text:p text:style-name="P1"/>
      <text:p text:style-name="P1">App – padarymas, kad vėl būtų App.js → index.js atidarinės App.js, o App.js atidarinės visą aplikaciją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3-05T09:14:24.700487545</dc:date>
    <meta:editing-duration>PT1M50S</meta:editing-duration>
    <meta:editing-cycles>1</meta:editing-cycles>
    <meta:document-statistic meta:table-count="0" meta:image-count="0" meta:object-count="0" meta:page-count="1" meta:paragraph-count="4" meta:word-count="28" meta:character-count="202" meta:non-whitespace-character-count="175"/>
    <meta:generator>LibreOffice/6.0.7.3$Linux_X86_64 LibreOffice_project/00m0$Build-3</meta:generator>
  </office:meta>
</office:document-meta>
</file>